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NewsGotT" svg:font-family="NewsGotT"/>
    <style:font-face style:name="F" svg:font-family="" style:font-family-generic="roman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85cm"/>
    </style:style>
    <style:style style:name="co2" style:family="table-column">
      <style:table-column-properties fo:break-before="auto" style:column-width="3.695cm"/>
    </style:style>
    <style:style style:name="co3" style:family="table-column">
      <style:table-column-properties fo:break-before="auto" style:column-width="10.208cm"/>
    </style:style>
    <style:style style:name="co4" style:family="table-column">
      <style:table-column-properties fo:break-before="auto" style:column-width="5.191cm"/>
    </style:style>
    <style:style style:name="co5" style:family="table-column">
      <style:table-column-properties fo:break-before="auto" style:column-width="7.844cm"/>
    </style:style>
    <style:style style:name="co6" style:family="table-column">
      <style:table-column-properties fo:break-before="auto" style:column-width="3.149cm"/>
    </style:style>
    <style:style style:name="co7" style:family="table-column">
      <style:table-column-properties fo:break-before="auto" style:column-width="4.96cm"/>
    </style:style>
    <style:style style:name="co8" style:family="table-column">
      <style:table-column-properties fo:break-before="auto" style:column-width="3.339cm"/>
    </style:style>
    <style:style style:name="co9" style:family="table-column">
      <style:table-column-properties fo:break-before="auto" style:column-width="5.089cm"/>
    </style:style>
    <style:style style:name="co10" style:family="table-column">
      <style:table-column-properties fo:break-before="auto" style:column-width="5.057cm"/>
    </style:style>
    <style:style style:name="co11" style:family="table-column">
      <style:table-column-properties fo:break-before="auto" style:column-width="6.839cm"/>
    </style:style>
    <style:style style:name="co12" style:family="table-column">
      <style:table-column-properties fo:break-before="auto" style:column-width="4.40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cc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Sheet2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4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row table:style-name="ro1">
          <table:table-cell office:value-type="string">
            <text:p>Nombre de usuario</text:p>
          </table:table-cell>
          <table:table-cell table:style-name="ce1" office:value-type="string">
            <text:p>Ubicación Hospital</text:p>
          </table:table-cell>
          <table:table-cell table:style-name="ce1" office:value-type="string">
            <text:p>Correo Electrónico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Compartición Datos</text:p>
          </table:table-cell>
          <table:table-cell table:style-name="ce1" office:value-type="string">
            <text:p>Fecha Migración</text:p>
          </table:table-cell>
          <table:table-cell table:style-name="ce1" office:value-type="string">
            <text:p>URL configurada en cliente</text:p>
          </table:table-cell>
          <table:table-cell table:style-name="ce1" office:value-type="string">
            <text:p>Cliente Pesado</text:p>
          </table:table-cell>
          <table:table-cell table:style-name="ce1" office:value-type="string">
            <text:p>Modelo Móvil </text:p>
          </table:table-cell>
          <table:table-cell table:style-name="ce1" office:value-type="string">
            <text:p>Sincroniza actualmente el móvil</text:p>
          </table:table-cell>
          <table:table-cell table:style-name="ce1" office:value-type="string">
            <text:p>Ha abandonado el uso de la aplicación</text:p>
          </table:table-cell>
          <table:table-cell table:style-name="ce1" office:value-type="string">
            <text:p>Problemas</text:p>
          </table:table-cell>
        </table:table-row>
        <table:table-row table:style-name="ro2">
          <table:table-cell office:value-type="string">
            <text:p>Julio Roberto López González</text:p>
          </table:table-cell>
          <table:table-cell office:value-type="string">
            <text:p>Dirección</text:p>
          </table:table-cell>
          <table:table-cell office:value-type="string">
            <text:p>julior.lopez.sspa@juntadeandalucia.es</text:p>
          </table:table-cell>
          <table:table-cell office:value-type="string">
            <text:p>Jefe Sección Informática</text:p>
          </table:table-cell>
          <table:table-cell office:value-type="string">
            <text:p>Ninguna</text:p>
          </table:table-cell>
          <table:table-cell office:value-type="date" office:date-value="2015-04-15">
            <text:p>15/04/15</text:p>
          </table:table-cell>
          <table:table-cell office:value-type="string">
            <text:p>N/A</text:p>
          </table:table-cell>
          <table:table-cell office:value-type="string">
            <text:p>Outlook</text:p>
          </table:table-cell>
          <table:table-cell office:value-type="string">
            <text:p>Android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string">
            <text:p>Dolores Delgado Nevado</text:p>
          </table:table-cell>
          <table:table-cell table:style-name="Default" office:value-type="string">
            <text:p>Dirección Asistencial</text:p>
          </table:table-cell>
          <table:table-cell office:value-type="string">
            <text:p>dolores.delgado.nevado.sspa@juntadeandalucia.es</text:p>
          </table:table-cell>
          <table:table-cell office:value-type="string">
            <text:p>Secretaria Dirección</text:p>
          </table:table-cell>
          <table:table-cell office:value-type="string">
            <text:p>Ninguna</text:p>
          </table:table-cell>
          <table:table-cell office:value-type="date" office:date-value="2015-04-23">
            <text:p>23/04/15</text:p>
          </table:table-cell>
          <table:table-cell office:value-type="string">
            <text:p>N/A</text:p>
          </table:table-cell>
          <table:table-cell office:value-type="string">
            <text:p>Outlook</text:p>
          </table:table-cell>
          <table:table-cell table:number-columns-repeated="4" office:value-type="string">
            <text:p>No</text:p>
          </table:table-cell>
        </table:table-row>
        <table:table-row table:style-name="ro2">
          <table:table-cell office:value-type="string">
            <text:p>Fernando Roa Cantón</text:p>
          </table:table-cell>
          <table:table-cell office:value-type="string">
            <text:p>Dirección</text:p>
          </table:table-cell>
          <table:table-cell office:value-type="string">
            <text:p>fernandoj.roa.sspa@juntadeandalucia.es</text:p>
          </table:table-cell>
          <table:table-cell office:value-type="string">
            <text:p>Director Económico</text:p>
          </table:table-cell>
          <table:table-cell office:value-type="string">
            <text:p>Patricia Urbano de la Torre</text:p>
          </table:table-cell>
          <table:table-cell office:value-type="date" office:date-value="2015-04-23">
            <text:p>23/04/15</text:p>
          </table:table-cell>
          <table:table-cell office:value-type="string">
            <text:p>N/A</text:p>
          </table:table-cell>
          <table:table-cell office:value-type="string">
            <text:p>Outlook</text:p>
          </table:table-cell>
          <table:table-cell office:value-type="string">
            <text:p>Android</text:p>
          </table:table-cell>
          <table:table-cell office:value-type="string">
            <text:p>Sí</text:p>
          </table:table-cell>
          <table:table-cell table:number-columns-repeated="2" office:value-type="string">
            <text:p>No</text:p>
          </table:table-cell>
        </table:table-row>
        <table:table-row table:style-name="ro3">
          <table:table-cell office:value-type="string">
            <text:p>Isabel María Rojas Merino</text:p>
          </table:table-cell>
          <table:table-cell table:style-name="Default" office:value-type="string">
            <text:p>Dirección Asistencial</text:p>
          </table:table-cell>
          <table:table-cell office:value-type="string">
            <text:p>isabelm.rojas.sspa@juntadeandalucia.es</text:p>
          </table:table-cell>
          <table:table-cell office:value-type="string">
            <text:p>Secretaria Dirección</text:p>
          </table:table-cell>
          <table:table-cell office:value-type="string">
            <text:p>Ninguna</text:p>
          </table:table-cell>
          <table:table-cell office:value-type="date" office:date-value="2015-04-23">
            <text:p>23/04/15</text:p>
          </table:table-cell>
          <table:table-cell office:value-type="string">
            <text:p>N/A</text:p>
          </table:table-cell>
          <table:table-cell office:value-type="string">
            <text:p>Outlook</text:p>
          </table:table-cell>
          <table:table-cell table:style-name="Default" office:value-type="string">
            <text:p>No</text:p>
          </table:table-cell>
          <table:table-cell table:number-columns-repeated="3" office:value-type="string">
            <text:p>No</text:p>
          </table:table-cell>
        </table:table-row>
        <table:table-row table:style-name="ro3">
          <table:table-cell office:value-type="string">
            <text:p>José Antonio Ruiz Romero</text:p>
          </table:table-cell>
          <table:table-cell office:value-type="string">
            <text:p>Dirección</text:p>
          </table:table-cell>
          <table:table-cell office:value-type="string">
            <text:p>josea.ruiz.sspa@juntadeandalucia.es</text:p>
          </table:table-cell>
          <table:table-cell office:value-type="string">
            <text:p>Director Gerente</text:p>
          </table:table-cell>
          <table:table-cell office:value-type="string">
            <text:p>Patricia Urbano de la Torre</text:p>
          </table:table-cell>
          <table:table-cell office:value-type="date" office:date-value="2015-04-23">
            <text:p>23/04/15</text:p>
          </table:table-cell>
          <table:table-cell office:value-type="string">
            <text:p>N/A</text:p>
          </table:table-cell>
          <table:table-cell office:value-type="string">
            <text:p>Outlook</text:p>
          </table:table-cell>
          <table:table-cell office:value-type="string">
            <text:p>Android</text:p>
          </table:table-cell>
          <table:table-cell office:value-type="string">
            <text:p>Sí</text:p>
          </table:table-cell>
          <table:table-cell table:number-columns-repeated="2" office:value-type="string">
            <text:p>No</text:p>
          </table:table-cell>
        </table:table-row>
        <table:table-row table:style-name="ro3">
          <table:table-cell office:value-type="string">
            <text:p>Maria Teresa Aguila Manosalvas</text:p>
          </table:table-cell>
          <table:table-cell office:value-type="string">
            <text:p>Dirección</text:p>
          </table:table-cell>
          <table:table-cell office:value-type="string">
            <text:p>mariat.aguila.sspa@juntadeandalucia.es</text:p>
          </table:table-cell>
          <table:table-cell office:value-type="string">
            <text:p>Técnica UAP</text:p>
          </table:table-cell>
          <table:table-cell office:value-type="string">
            <text:p>Ninguna</text:p>
          </table:table-cell>
          <table:table-cell office:value-type="date" office:date-value="2015-04-23">
            <text:p>23/04/15</text:p>
          </table:table-cell>
          <table:table-cell office:value-type="string">
            <text:p>N/A</text:p>
          </table:table-cell>
          <table:table-cell office:value-type="string">
            <text:p>Outlook</text:p>
          </table:table-cell>
          <table:table-cell table:number-columns-repeated="4" office:value-type="string">
            <text:p>No</text:p>
          </table:table-cell>
        </table:table-row>
        <table:table-row table:style-name="ro3">
          <table:table-cell office:value-type="string">
            <text:p>Carmen Martinez Lara</text:p>
          </table:table-cell>
          <table:table-cell table:style-name="Default" office:value-type="string">
            <text:p>Dirección Asistencial</text:p>
          </table:table-cell>
          <table:table-cell office:value-type="string">
            <text:p>mcarme.martinez.sspa@juntadeandalucia.es</text:p>
          </table:table-cell>
          <table:table-cell office:value-type="string">
            <text:p>Directora Enfemería</text:p>
          </table:table-cell>
          <table:table-cell office:value-type="string">
            <text:p>Isabel María Rojas y Dolores Delgado</text:p>
          </table:table-cell>
          <table:table-cell office:value-type="date" office:date-value="2015-04-23">
            <text:p>23/04/15</text:p>
          </table:table-cell>
          <table:table-cell office:value-type="string">
            <text:p>N/A</text:p>
          </table:table-cell>
          <table:table-cell office:value-type="string">
            <text:p>Outlook</text:p>
          </table:table-cell>
          <table:table-cell office:value-type="string">
            <text:p>Android</text:p>
          </table:table-cell>
          <table:table-cell table:number-columns-repeated="3" office:value-type="string">
            <text:p>No</text:p>
          </table:table-cell>
        </table:table-row>
        <table:table-row table:style-name="ro3">
          <table:table-cell office:value-type="string">
            <text:p>Patricia Urbano de la Torre</text:p>
          </table:table-cell>
          <table:table-cell office:value-type="string">
            <text:p>Dirección</text:p>
          </table:table-cell>
          <table:table-cell office:value-type="string">
            <text:p>patricia.urbano.sspa@juntadeandalucia.es</text:p>
          </table:table-cell>
          <table:table-cell office:value-type="string">
            <text:p>Secretaria Dirección</text:p>
          </table:table-cell>
          <table:table-cell office:value-type="string">
            <text:p>Ninguna</text:p>
          </table:table-cell>
          <table:table-cell office:value-type="date" office:date-value="2015-04-23">
            <text:p>23/04/15</text:p>
          </table:table-cell>
          <table:table-cell office:value-type="string">
            <text:p>N/A</text:p>
          </table:table-cell>
          <table:table-cell office:value-type="string">
            <text:p>Outlook</text:p>
          </table:table-cell>
          <table:table-cell table:number-columns-repeated="4" office:value-type="string">
            <text:p>No</text:p>
          </table:table-cell>
        </table:table-row>
        <table:table-row table:style-name="ro3">
          <table:table-cell office:value-type="string">
            <text:p>Elisa Lopera Lopera</text:p>
          </table:table-cell>
          <table:table-cell table:style-name="Default" office:value-type="string">
            <text:p>Dirección Asistencial</text:p>
          </table:table-cell>
          <table:table-cell office:value-type="string">
            <text:p>elisa.lopera.sspa@juntadeandalucia.es</text:p>
          </table:table-cell>
          <table:table-cell office:value-type="string">
            <text:p>Directora Asistencial</text:p>
          </table:table-cell>
          <table:table-cell office:value-type="string">
            <text:p>Isabel María Rojas y Dolores Delgado</text:p>
          </table:table-cell>
          <table:table-cell office:value-type="date" office:date-value="2015-04-23">
            <text:p>23/04/15</text:p>
          </table:table-cell>
          <table:table-cell office:value-type="string">
            <text:p>N/A</text:p>
          </table:table-cell>
          <table:table-cell office:value-type="string">
            <text:p>Outlook</text:p>
          </table:table-cell>
          <table:table-cell office:value-type="string">
            <text:p>Android</text:p>
          </table:table-cell>
          <table:table-cell table:number-columns-repeated="3" office:value-type="string">
            <text:p>N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ewsGotT" svg:font-family="NewsGotT"/>
    <style:font-face style:name="F" svg:font-family="" style:font-family-generic="roman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0.169cm" fo:margin-right="0.169cm" style:shadow="none" fo:background-color="transparent" style:scale-to="9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10/04/2015</text:date>, <text:time>14:14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1-26T17:03:34.516317741</meta:creation-date>
    <dc:date>2015-04-10T14:14:32.64</dc:date>
    <meta:editing-duration>PT1H37M46S</meta:editing-duration>
    <meta:editing-cycles>22</meta:editing-cycles>
    <meta:generator>OpenOffice.org/3.3$Win32 OpenOffice.org_project/330m20$Build-9567</meta:generator>
    <meta:print-date>2015-01-30T09:10:36.97</meta:print-date>
    <meta:document-statistic meta:table-count="1" meta:cell-count="120" meta:object-count="0"/>
  </office:meta>
</office:document-meta>
</file>